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1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_fifo_idle" table:style-name="ta1">
        <table:shapes>
          <draw:frame draw:z-index="0" draw:style-name="gr1" draw:text-style-name="P1" svg:width="453.51pt" svg:height="255.09pt" svg:x="271.7pt" svg:y="2.83pt">
            <draw:object draw:notify-on-update-of-ranges="result_fifo_idle.A1:result_fifo_idle.A99 result_fifo_idle.B1:result_fifo_idle.B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.24940954180444" calcext:value-type="float">
            <text:p>1.24940954180444</text:p>
          </table:table-cell>
          <table:table-cell office:value-type="float" office:value="1.26060677885755" calcext:value-type="float">
            <text:p>1.26060677885755</text:p>
          </table:table-cell>
        </table:table-row>
        <table:table-row table:style-name="ro1">
          <table:table-cell office:value-type="float" office:value="1.2490552668871" calcext:value-type="float">
            <text:p>1.2490552668871</text:p>
          </table:table-cell>
          <table:table-cell office:value-type="float" office:value="1.26534723868215" calcext:value-type="float">
            <text:p>1.26534723868215</text:p>
          </table:table-cell>
        </table:table-row>
        <table:table-row table:style-name="ro1">
          <table:table-cell office:value-type="float" office:value="1.24728389230043" calcext:value-type="float">
            <text:p>1.24728389230043</text:p>
          </table:table-cell>
          <table:table-cell office:value-type="float" office:value="1.26321403176108" calcext:value-type="float">
            <text:p>1.26321403176108</text:p>
          </table:table-cell>
        </table:table-row>
        <table:table-row table:style-name="ro1">
          <table:table-cell office:value-type="float" office:value="1.26110061407652" calcext:value-type="float">
            <text:p>1.26110061407652</text:p>
          </table:table-cell>
          <table:table-cell office:value-type="float" office:value="1.25954017539701" calcext:value-type="float">
            <text:p>1.25954017539701</text:p>
          </table:table-cell>
        </table:table-row>
        <table:table-row table:style-name="ro1">
          <table:table-cell office:value-type="float" office:value="1.25661313179027" calcext:value-type="float">
            <text:p>1.25661313179027</text:p>
          </table:table-cell>
          <table:table-cell office:value-type="float" office:value="1.2633325432567" calcext:value-type="float">
            <text:p>1.2633325432567</text:p>
          </table:table-cell>
        </table:table-row>
        <table:table-row table:style-name="ro1">
          <table:table-cell office:value-type="float" office:value="1.25838450637695" calcext:value-type="float">
            <text:p>1.25838450637695</text:p>
          </table:table-cell>
          <table:table-cell office:value-type="float" office:value="1.26131784783124" calcext:value-type="float">
            <text:p>1.26131784783124</text:p>
          </table:table-cell>
        </table:table-row>
        <table:table-row table:style-name="ro1">
          <table:table-cell office:value-type="float" office:value="1.25578649031649" calcext:value-type="float">
            <text:p>1.25578649031649</text:p>
          </table:table-cell>
          <table:table-cell office:value-type="float" office:value="1.26131784783124" calcext:value-type="float">
            <text:p>1.26131784783124</text:p>
          </table:table-cell>
        </table:table-row>
        <table:table-row table:style-name="ro1">
          <table:table-cell office:value-type="float" office:value="1.25708549834672" calcext:value-type="float">
            <text:p>1.25708549834672</text:p>
          </table:table-cell>
          <table:table-cell office:value-type="float" office:value="1.26108082484001" calcext:value-type="float">
            <text:p>1.26108082484001</text:p>
          </table:table-cell>
        </table:table-row>
        <table:table-row table:style-name="ro1">
          <table:table-cell office:value-type="float" office:value="1.25968351440718" calcext:value-type="float">
            <text:p>1.25968351440718</text:p>
          </table:table-cell>
          <table:table-cell office:value-type="float" office:value="1.2633325432567" calcext:value-type="float">
            <text:p>1.2633325432567</text:p>
          </table:table-cell>
        </table:table-row>
        <table:table-row table:style-name="ro1">
          <table:table-cell office:value-type="float" office:value="1.25543221539915" calcext:value-type="float">
            <text:p>1.25543221539915</text:p>
          </table:table-cell>
          <table:table-cell office:value-type="float" office:value="1.26013273287509" calcext:value-type="float">
            <text:p>1.26013273287509</text:p>
          </table:table-cell>
        </table:table-row>
        <table:table-row table:style-name="ro1">
          <table:table-cell office:value-type="float" office:value="1.26452527161077" calcext:value-type="float">
            <text:p>1.26452527161077</text:p>
          </table:table-cell>
          <table:table-cell office:value-type="float" office:value="1.26546575017777" calcext:value-type="float">
            <text:p>1.26546575017777</text:p>
          </table:table-cell>
        </table:table-row>
        <table:table-row table:style-name="ro1">
          <table:table-cell office:value-type="float" office:value="1.26074633915919" calcext:value-type="float">
            <text:p>1.26074633915919</text:p>
          </table:table-cell>
          <table:table-cell office:value-type="float" office:value="1.26191040530932" calcext:value-type="float">
            <text:p>1.26191040530932</text:p>
          </table:table-cell>
        </table:table-row>
        <table:table-row table:style-name="ro1">
          <table:table-cell office:value-type="float" office:value="1.25330656589513" calcext:value-type="float">
            <text:p>1.25330656589513</text:p>
          </table:table-cell>
          <table:table-cell office:value-type="float" office:value="1.26001422137947" calcext:value-type="float">
            <text:p>1.26001422137947</text:p>
          </table:table-cell>
        </table:table-row>
        <table:table-row table:style-name="ro1">
          <table:table-cell office:value-type="float" office:value="1.2549598488427" calcext:value-type="float">
            <text:p>1.2549598488427</text:p>
          </table:table-cell>
          <table:table-cell office:value-type="float" office:value="1.26605830765584" calcext:value-type="float">
            <text:p>1.26605830765584</text:p>
          </table:table-cell>
        </table:table-row>
        <table:table-row table:style-name="ro1">
          <table:table-cell office:value-type="float" office:value="1.25165328294757" calcext:value-type="float">
            <text:p>1.25165328294757</text:p>
          </table:table-cell>
          <table:table-cell office:value-type="float" office:value="1.26297700876985" calcext:value-type="float">
            <text:p>1.26297700876985</text:p>
          </table:table-cell>
        </table:table-row>
        <table:table-row table:style-name="ro1">
          <table:table-cell office:value-type="float" office:value="1.25177137458668" calcext:value-type="float">
            <text:p>1.25177137458668</text:p>
          </table:table-cell>
          <table:table-cell office:value-type="float" office:value="1.26404361223039" calcext:value-type="float">
            <text:p>1.26404361223039</text:p>
          </table:table-cell>
        </table:table-row>
        <table:table-row table:style-name="ro1">
          <table:table-cell office:value-type="float" office:value="1.26322626358054" calcext:value-type="float">
            <text:p>1.26322626358054</text:p>
          </table:table-cell>
          <table:table-cell office:value-type="float" office:value="1.26273998577862" calcext:value-type="float">
            <text:p>1.26273998577862</text:p>
          </table:table-cell>
        </table:table-row>
        <table:table-row table:style-name="ro1">
          <table:table-cell office:value-type="float" office:value="1.25366084081247" calcext:value-type="float">
            <text:p>1.25366084081247</text:p>
          </table:table-cell>
          <table:table-cell office:value-type="float" office:value="1.26321403176108" calcext:value-type="float">
            <text:p>1.26321403176108</text:p>
          </table:table-cell>
        </table:table-row>
        <table:table-row table:style-name="ro1">
          <table:table-cell office:value-type="float" office:value="1.26299008030231" calcext:value-type="float">
            <text:p>1.26299008030231</text:p>
          </table:table-cell>
          <table:table-cell office:value-type="float" office:value="1.26724342261199" calcext:value-type="float">
            <text:p>1.26724342261199</text:p>
          </table:table-cell>
        </table:table-row>
        <table:table-row table:style-name="ro1">
          <table:table-cell office:value-type="float" office:value="1.26358053849787" calcext:value-type="float">
            <text:p>1.26358053849787</text:p>
          </table:table-cell>
          <table:table-cell office:value-type="float" office:value="1.26558426167338" calcext:value-type="float">
            <text:p>1.26558426167338</text:p>
          </table:table-cell>
        </table:table-row>
        <table:table-row table:style-name="ro1">
          <table:table-cell office:value-type="float" office:value="1.25932923948984" calcext:value-type="float">
            <text:p>1.25932923948984</text:p>
          </table:table-cell>
          <table:table-cell office:value-type="float" office:value="1.25716994548471" calcext:value-type="float">
            <text:p>1.25716994548471</text:p>
          </table:table-cell>
        </table:table-row>
        <table:table-row table:style-name="ro1">
          <table:table-cell office:value-type="float" office:value="1.25673122342938" calcext:value-type="float">
            <text:p>1.25673122342938</text:p>
          </table:table-cell>
          <table:table-cell office:value-type="float" office:value="1.25965868689263" calcext:value-type="float">
            <text:p>1.25965868689263</text:p>
          </table:table-cell>
        </table:table-row>
        <table:table-row table:style-name="ro1">
          <table:table-cell office:value-type="float" office:value="1.25956542276807" calcext:value-type="float">
            <text:p>1.25956542276807</text:p>
          </table:table-cell>
          <table:table-cell office:value-type="float" office:value="1.26700639962076" calcext:value-type="float">
            <text:p>1.26700639962076</text:p>
          </table:table-cell>
        </table:table-row>
        <table:table-row table:style-name="ro1">
          <table:table-cell office:value-type="float" office:value="1.2559045819556" calcext:value-type="float">
            <text:p>1.2559045819556</text:p>
          </table:table-cell>
          <table:table-cell office:value-type="float" office:value="1.26582128466461" calcext:value-type="float">
            <text:p>1.26582128466461</text:p>
          </table:table-cell>
        </table:table-row>
        <table:table-row table:style-name="ro1">
          <table:table-cell office:value-type="float" office:value="1.25106282475201" calcext:value-type="float">
            <text:p>1.25106282475201</text:p>
          </table:table-cell>
          <table:table-cell office:value-type="float" office:value="1.26001422137947" calcext:value-type="float">
            <text:p>1.26001422137947</text:p>
          </table:table-cell>
        </table:table-row>
        <table:table-row table:style-name="ro1">
          <table:table-cell office:value-type="float" office:value="1.25555030703826" calcext:value-type="float">
            <text:p>1.25555030703826</text:p>
          </table:table-cell>
          <table:table-cell office:value-type="float" office:value="1.26511021569092" calcext:value-type="float">
            <text:p>1.26511021569092</text:p>
          </table:table-cell>
        </table:table-row>
        <table:table-row table:style-name="ro1">
          <table:table-cell office:value-type="float" office:value="1.26027397260274" calcext:value-type="float">
            <text:p>1.26027397260274</text:p>
          </table:table-cell>
          <table:table-cell office:value-type="float" office:value="1.26108082484001" calcext:value-type="float">
            <text:p>1.26108082484001</text:p>
          </table:table-cell>
        </table:table-row>
        <table:table-row table:style-name="ro1">
          <table:table-cell office:value-type="float" office:value="1.25661313179027" calcext:value-type="float">
            <text:p>1.25661313179027</text:p>
          </table:table-cell>
          <table:table-cell office:value-type="float" office:value="1.25479971557241" calcext:value-type="float">
            <text:p>1.25479971557241</text:p>
          </table:table-cell>
        </table:table-row>
        <table:table-row table:style-name="ro1">
          <table:table-cell office:value-type="float" office:value="1.25401511572981" calcext:value-type="float">
            <text:p>1.25401511572981</text:p>
          </table:table-cell>
          <table:table-cell office:value-type="float" office:value="1.2578810144584" calcext:value-type="float">
            <text:p>1.2578810144584</text:p>
          </table:table-cell>
        </table:table-row>
        <table:table-row table:style-name="ro1">
          <table:table-cell office:value-type="float" office:value="1.26015588096363" calcext:value-type="float">
            <text:p>1.26015588096363</text:p>
          </table:table-cell>
          <table:table-cell office:value-type="float" office:value="1.26439914671723" calcext:value-type="float">
            <text:p>1.26439914671723</text:p>
          </table:table-cell>
        </table:table-row>
        <table:table-row table:style-name="ro1">
          <table:table-cell office:value-type="float" office:value="1.2559045819556" calcext:value-type="float">
            <text:p>1.2559045819556</text:p>
          </table:table-cell>
          <table:table-cell office:value-type="float" office:value="1.26214742830055" calcext:value-type="float">
            <text:p>1.26214742830055</text:p>
          </table:table-cell>
        </table:table-row>
        <table:table-row table:style-name="ro1">
          <table:table-cell office:value-type="float" office:value="1.25247992442135" calcext:value-type="float">
            <text:p>1.25247992442135</text:p>
          </table:table-cell>
          <table:table-cell office:value-type="float" office:value="1.26356956624793" calcext:value-type="float">
            <text:p>1.26356956624793</text:p>
          </table:table-cell>
        </table:table-row>
        <table:table-row table:style-name="ro1">
          <table:table-cell office:value-type="float" office:value="1.26275389702409" calcext:value-type="float">
            <text:p>1.26275389702409</text:p>
          </table:table-cell>
          <table:table-cell office:value-type="float" office:value="1.26143635932685" calcext:value-type="float">
            <text:p>1.26143635932685</text:p>
          </table:table-cell>
        </table:table-row>
        <table:table-row table:style-name="ro1">
          <table:table-cell office:value-type="float" office:value="1.25330656589513" calcext:value-type="float">
            <text:p>1.25330656589513</text:p>
          </table:table-cell>
          <table:table-cell office:value-type="float" office:value="1.26665086513392" calcext:value-type="float">
            <text:p>1.26665086513392</text:p>
          </table:table-cell>
        </table:table-row>
        <table:table-row table:style-name="ro1">
          <table:table-cell office:value-type="float" office:value="1.25224374114313" calcext:value-type="float">
            <text:p>1.25224374114313</text:p>
          </table:table-cell>
          <table:table-cell office:value-type="float" office:value="1.26641384214269" calcext:value-type="float">
            <text:p>1.26641384214269</text:p>
          </table:table-cell>
        </table:table-row>
        <table:table-row table:style-name="ro1">
          <table:table-cell office:value-type="float" office:value="1.2608644307983" calcext:value-type="float">
            <text:p>1.2608644307983</text:p>
          </table:table-cell>
          <table:table-cell office:value-type="float" office:value="1.26250296278739" calcext:value-type="float">
            <text:p>1.26250296278739</text:p>
          </table:table-cell>
        </table:table-row>
        <table:table-row table:style-name="ro1">
          <table:table-cell office:value-type="float" office:value="1.25673122342938" calcext:value-type="float">
            <text:p>1.25673122342938</text:p>
          </table:table-cell>
          <table:table-cell office:value-type="float" office:value="1.26700639962076" calcext:value-type="float">
            <text:p>1.26700639962076</text:p>
          </table:table-cell>
        </table:table-row>
        <table:table-row table:style-name="ro1">
          <table:table-cell office:value-type="float" office:value="1.25625885687293" calcext:value-type="float">
            <text:p>1.25625885687293</text:p>
          </table:table-cell>
          <table:table-cell office:value-type="float" office:value="1.25989570988386" calcext:value-type="float">
            <text:p>1.25989570988386</text:p>
          </table:table-cell>
        </table:table-row>
        <table:table-row table:style-name="ro1">
          <table:table-cell office:value-type="float" office:value="1.26110061407652" calcext:value-type="float">
            <text:p>1.26110061407652</text:p>
          </table:table-cell>
          <table:table-cell office:value-type="float" office:value="1.25716994548471" calcext:value-type="float">
            <text:p>1.25716994548471</text:p>
          </table:table-cell>
        </table:table-row>
        <table:table-row table:style-name="ro1">
          <table:table-cell office:value-type="float" office:value="1.26039206424185" calcext:value-type="float">
            <text:p>1.26039206424185</text:p>
          </table:table-cell>
          <table:table-cell office:value-type="float" office:value="1.25562929604172" calcext:value-type="float">
            <text:p>1.25562929604172</text:p>
          </table:table-cell>
        </table:table-row>
        <table:table-row table:style-name="ro1">
          <table:table-cell office:value-type="float" office:value="1.26039206424185" calcext:value-type="float">
            <text:p>1.26039206424185</text:p>
          </table:table-cell>
          <table:table-cell office:value-type="float" office:value="1.26013273287509" calcext:value-type="float">
            <text:p>1.26013273287509</text:p>
          </table:table-cell>
        </table:table-row>
        <table:table-row table:style-name="ro1">
          <table:table-cell office:value-type="float" office:value="1.25283419933869" calcext:value-type="float">
            <text:p>1.25283419933869</text:p>
          </table:table-cell>
          <table:table-cell office:value-type="float" office:value="1.2633325432567" calcext:value-type="float">
            <text:p>1.2633325432567</text:p>
          </table:table-cell>
        </table:table-row>
        <table:table-row table:style-name="ro1">
          <table:table-cell office:value-type="float" office:value="1.25224374114313" calcext:value-type="float">
            <text:p>1.25224374114313</text:p>
          </table:table-cell>
          <table:table-cell office:value-type="float" office:value="1.2633325432567" calcext:value-type="float">
            <text:p>1.2633325432567</text:p>
          </table:table-cell>
        </table:table-row>
        <table:table-row table:style-name="ro1">
          <table:table-cell office:value-type="float" office:value="1.25177137458668" calcext:value-type="float">
            <text:p>1.25177137458668</text:p>
          </table:table-cell>
          <table:table-cell office:value-type="float" office:value="1.25882910642332" calcext:value-type="float">
            <text:p>1.25882910642332</text:p>
          </table:table-cell>
        </table:table-row>
        <table:table-row table:style-name="ro1">
          <table:table-cell office:value-type="float" office:value="1.26216343882853" calcext:value-type="float">
            <text:p>1.26216343882853</text:p>
          </table:table-cell>
          <table:table-cell office:value-type="float" office:value="1.2617918938137" calcext:value-type="float">
            <text:p>1.2617918938137</text:p>
          </table:table-cell>
        </table:table-row>
        <table:table-row table:style-name="ro1">
          <table:table-cell office:value-type="float" office:value="1.2559045819556" calcext:value-type="float">
            <text:p>1.2559045819556</text:p>
          </table:table-cell>
          <table:table-cell office:value-type="float" office:value="1.25847357193648" calcext:value-type="float">
            <text:p>1.25847357193648</text:p>
          </table:table-cell>
        </table:table-row>
        <table:table-row table:style-name="ro1">
          <table:table-cell office:value-type="float" office:value="1.26145488899386" calcext:value-type="float">
            <text:p>1.26145488899386</text:p>
          </table:table-cell>
          <table:table-cell office:value-type="float" office:value="1.26534723868215" calcext:value-type="float">
            <text:p>1.26534723868215</text:p>
          </table:table-cell>
        </table:table-row>
        <table:table-row table:style-name="ro1">
          <table:table-cell office:value-type="float" office:value="1.25732168162494" calcext:value-type="float">
            <text:p>1.25732168162494</text:p>
          </table:table-cell>
          <table:table-cell office:value-type="float" office:value="1.25977719838824" calcext:value-type="float">
            <text:p>1.25977719838824</text:p>
          </table:table-cell>
        </table:table-row>
        <table:table-row table:style-name="ro1">
          <table:table-cell office:value-type="float" office:value="1.25519603212093" calcext:value-type="float">
            <text:p>1.25519603212093</text:p>
          </table:table-cell>
          <table:table-cell office:value-type="float" office:value="1.26048826736193" calcext:value-type="float">
            <text:p>1.26048826736193</text:p>
          </table:table-cell>
        </table:table-row>
        <table:table-row table:style-name="ro1">
          <table:table-cell office:value-type="float" office:value="1.25011809163911" calcext:value-type="float">
            <text:p>1.25011809163911</text:p>
          </table:table-cell>
          <table:table-cell office:value-type="float" office:value="1.2594216639014" calcext:value-type="float">
            <text:p>1.2594216639014</text:p>
          </table:table-cell>
        </table:table-row>
        <table:table-row table:style-name="ro1">
          <table:table-cell office:value-type="float" office:value="1.25023618327822" calcext:value-type="float">
            <text:p>1.25023618327822</text:p>
          </table:table-cell>
          <table:table-cell office:value-type="float" office:value="1.26558426167338" calcext:value-type="float">
            <text:p>1.26558426167338</text:p>
          </table:table-cell>
        </table:table-row>
        <table:table-row table:style-name="ro1">
          <table:table-cell office:value-type="float" office:value="1.25247992442135" calcext:value-type="float">
            <text:p>1.25247992442135</text:p>
          </table:table-cell>
          <table:table-cell office:value-type="float" office:value="1.26629533064707" calcext:value-type="float">
            <text:p>1.26629533064707</text:p>
          </table:table-cell>
        </table:table-row>
        <table:table-row table:style-name="ro1">
          <table:table-cell office:value-type="float" office:value="1.25649504015116" calcext:value-type="float">
            <text:p>1.25649504015116</text:p>
          </table:table-cell>
          <table:table-cell office:value-type="float" office:value="1.26582128466461" calcext:value-type="float">
            <text:p>1.26582128466461</text:p>
          </table:table-cell>
        </table:table-row>
        <table:table-row table:style-name="ro1">
          <table:table-cell office:value-type="float" office:value="1.25507794048181" calcext:value-type="float">
            <text:p>1.25507794048181</text:p>
          </table:table-cell>
          <table:table-cell office:value-type="float" office:value="1.26451765821285" calcext:value-type="float">
            <text:p>1.26451765821285</text:p>
          </table:table-cell>
        </table:table-row>
        <table:table-row table:style-name="ro1">
          <table:table-cell office:value-type="float" office:value="1.25484175720359" calcext:value-type="float">
            <text:p>1.25484175720359</text:p>
          </table:table-cell>
          <table:table-cell office:value-type="float" office:value="1.26534723868215" calcext:value-type="float">
            <text:p>1.26534723868215</text:p>
          </table:table-cell>
        </table:table-row>
        <table:table-row table:style-name="ro1">
          <table:table-cell office:value-type="float" office:value="1.25732168162494" calcext:value-type="float">
            <text:p>1.25732168162494</text:p>
          </table:table-cell>
          <table:table-cell office:value-type="float" office:value="1.26605830765584" calcext:value-type="float">
            <text:p>1.26605830765584</text:p>
          </table:table-cell>
        </table:table-row>
        <table:table-row table:style-name="ro1">
          <table:table-cell office:value-type="float" office:value="1.26121870571564" calcext:value-type="float">
            <text:p>1.26121870571564</text:p>
          </table:table-cell>
          <table:table-cell office:value-type="float" office:value="1.26191040530932" calcext:value-type="float">
            <text:p>1.26191040530932</text:p>
          </table:table-cell>
        </table:table-row>
        <table:table-row table:style-name="ro1">
          <table:table-cell office:value-type="float" office:value="1.07546055739254" calcext:value-type="float">
            <text:p>1.07546055739254</text:p>
          </table:table-cell>
          <table:table-cell office:value-type="float" office:value="1.26629533064707" calcext:value-type="float">
            <text:p>1.26629533064707</text:p>
          </table:table-cell>
        </table:table-row>
        <table:table-row table:style-name="ro1">
          <table:table-cell office:value-type="float" office:value="1.2470477090222" calcext:value-type="float">
            <text:p>1.2470477090222</text:p>
          </table:table-cell>
          <table:table-cell office:value-type="float" office:value="1.26202891680493" calcext:value-type="float">
            <text:p>1.26202891680493</text:p>
          </table:table-cell>
        </table:table-row>
        <table:table-row table:style-name="ro1">
          <table:table-cell office:value-type="float" office:value="1.25932923948984" calcext:value-type="float">
            <text:p>1.25932923948984</text:p>
          </table:table-cell>
          <table:table-cell office:value-type="float" office:value="1.25835506044086" calcext:value-type="float">
            <text:p>1.25835506044086</text:p>
          </table:table-cell>
        </table:table-row>
        <table:table-row table:style-name="ro1">
          <table:table-cell office:value-type="float" office:value="1.26239962210675" calcext:value-type="float">
            <text:p>1.26239962210675</text:p>
          </table:table-cell>
          <table:table-cell office:value-type="float" office:value="1.26665086513392" calcext:value-type="float">
            <text:p>1.26665086513392</text:p>
          </table:table-cell>
        </table:table-row>
        <table:table-row table:style-name="ro1">
          <table:table-cell office:value-type="float" office:value="1.25460557392537" calcext:value-type="float">
            <text:p>1.25460557392537</text:p>
          </table:table-cell>
          <table:table-cell office:value-type="float" office:value="1.2570514339891" calcext:value-type="float">
            <text:p>1.2570514339891</text:p>
          </table:table-cell>
        </table:table-row>
        <table:table-row table:style-name="ro1">
          <table:table-cell office:value-type="float" office:value="1.26251771374587" calcext:value-type="float">
            <text:p>1.26251771374587</text:p>
          </table:table-cell>
          <table:table-cell office:value-type="float" office:value="1.26748044560322" calcext:value-type="float">
            <text:p>1.26748044560322</text:p>
          </table:table-cell>
        </table:table-row>
        <table:table-row table:style-name="ro1">
          <table:table-cell office:value-type="float" office:value="1.2559045819556" calcext:value-type="float">
            <text:p>1.2559045819556</text:p>
          </table:table-cell>
          <table:table-cell office:value-type="float" office:value="1.26214742830055" calcext:value-type="float">
            <text:p>1.26214742830055</text:p>
          </table:table-cell>
        </table:table-row>
        <table:table-row table:style-name="ro1">
          <table:table-cell office:value-type="float" office:value="1.27716107699575" calcext:value-type="float">
            <text:p>1.27716107699575</text:p>
          </table:table-cell>
          <table:table-cell office:value-type="float" office:value="1.25954017539701" calcext:value-type="float">
            <text:p>1.25954017539701</text:p>
          </table:table-cell>
        </table:table-row>
        <table:table-row table:style-name="ro1">
          <table:table-cell office:value-type="float" office:value="1.25909305621162" calcext:value-type="float">
            <text:p>1.25909305621162</text:p>
          </table:table-cell>
          <table:table-cell office:value-type="float" office:value="1.24484474994074" calcext:value-type="float">
            <text:p>1.24484474994074</text:p>
          </table:table-cell>
        </table:table-row>
        <table:table-row table:style-name="ro1">
          <table:table-cell office:value-type="float" office:value="1.25224374114313" calcext:value-type="float">
            <text:p>1.25224374114313</text:p>
          </table:table-cell>
          <table:table-cell office:value-type="float" office:value="1.25882910642332" calcext:value-type="float">
            <text:p>1.25882910642332</text:p>
          </table:table-cell>
        </table:table-row>
        <table:table-row table:style-name="ro1">
          <table:table-cell office:value-type="float" office:value="1.25484175720359" calcext:value-type="float">
            <text:p>1.25484175720359</text:p>
          </table:table-cell>
          <table:table-cell office:value-type="float" office:value="1.25574780753733" calcext:value-type="float">
            <text:p>1.25574780753733</text:p>
          </table:table-cell>
        </table:table-row>
        <table:table-row table:style-name="ro1">
          <table:table-cell office:value-type="float" office:value="1.26358053849787" calcext:value-type="float">
            <text:p>1.26358053849787</text:p>
          </table:table-cell>
          <table:table-cell office:value-type="float" office:value="1.26795449158568" calcext:value-type="float">
            <text:p>1.26795449158568</text:p>
          </table:table-cell>
        </table:table-row>
        <table:table-row table:style-name="ro1">
          <table:table-cell office:value-type="float" office:value="1.25980160604629" calcext:value-type="float">
            <text:p>1.25980160604629</text:p>
          </table:table-cell>
          <table:table-cell office:value-type="float" office:value="1.26724342261199" calcext:value-type="float">
            <text:p>1.26724342261199</text:p>
          </table:table-cell>
        </table:table-row>
        <table:table-row table:style-name="ro1">
          <table:table-cell office:value-type="float" office:value="1.17477562588569" calcext:value-type="float">
            <text:p>1.17477562588569</text:p>
          </table:table-cell>
          <table:table-cell office:value-type="float" office:value="1.26546575017777" calcext:value-type="float">
            <text:p>1.26546575017777</text:p>
          </table:table-cell>
        </table:table-row>
        <table:table-row table:style-name="ro1">
          <table:table-cell office:value-type="float" office:value="1.24657534246575" calcext:value-type="float">
            <text:p>1.24657534246575</text:p>
          </table:table-cell>
          <table:table-cell office:value-type="float" office:value="1.26202891680493" calcext:value-type="float">
            <text:p>1.26202891680493</text:p>
          </table:table-cell>
        </table:table-row>
        <table:table-row table:style-name="ro1">
          <table:table-cell office:value-type="float" office:value="1.25980160604629" calcext:value-type="float">
            <text:p>1.25980160604629</text:p>
          </table:table-cell>
          <table:table-cell office:value-type="float" office:value="1.26356956624793" calcext:value-type="float">
            <text:p>1.26356956624793</text:p>
          </table:table-cell>
        </table:table-row>
        <table:table-row table:style-name="ro1">
          <table:table-cell office:value-type="float" office:value="1.25909305621162" calcext:value-type="float">
            <text:p>1.25909305621162</text:p>
          </table:table-cell>
          <table:table-cell office:value-type="float" office:value="1.12550367385636" calcext:value-type="float">
            <text:p>1.12550367385636</text:p>
          </table:table-cell>
        </table:table-row>
        <table:table-row table:style-name="ro1">
          <table:table-cell office:value-type="float" office:value="1.25614076523382" calcext:value-type="float">
            <text:p>1.25614076523382</text:p>
          </table:table-cell>
          <table:table-cell office:value-type="float" office:value="1.25977719838824" calcext:value-type="float">
            <text:p>1.25977719838824</text:p>
          </table:table-cell>
        </table:table-row>
        <table:table-row table:style-name="ro1">
          <table:table-cell office:value-type="float" office:value="1.25684931506849" calcext:value-type="float">
            <text:p>1.25684931506849</text:p>
          </table:table-cell>
          <table:table-cell office:value-type="float" office:value="1.26060677885755" calcext:value-type="float">
            <text:p>1.26060677885755</text:p>
          </table:table-cell>
        </table:table-row>
        <table:table-row table:style-name="ro1">
          <table:table-cell office:value-type="float" office:value="1.25519603212093" calcext:value-type="float">
            <text:p>1.25519603212093</text:p>
          </table:table-cell>
          <table:table-cell office:value-type="float" office:value="1.26688788812515" calcext:value-type="float">
            <text:p>1.26688788812515</text:p>
          </table:table-cell>
        </table:table-row>
        <table:table-row table:style-name="ro1">
          <table:table-cell office:value-type="float" office:value="1.24834671705243" calcext:value-type="float">
            <text:p>1.24834671705243</text:p>
          </table:table-cell>
          <table:table-cell office:value-type="float" office:value="1.26605830765584" calcext:value-type="float">
            <text:p>1.26605830765584</text:p>
          </table:table-cell>
        </table:table-row>
        <table:table-row table:style-name="ro1">
          <table:table-cell office:value-type="float" office:value="1.26015588096363" calcext:value-type="float">
            <text:p>1.26015588096363</text:p>
          </table:table-cell>
          <table:table-cell office:value-type="float" office:value="1.26048826736193" calcext:value-type="float">
            <text:p>1.26048826736193</text:p>
          </table:table-cell>
        </table:table-row>
        <table:table-row table:style-name="ro1">
          <table:table-cell office:value-type="float" office:value="1.23429381199811" calcext:value-type="float">
            <text:p>1.23429381199811</text:p>
          </table:table-cell>
          <table:table-cell office:value-type="float" office:value="1.26629533064707" calcext:value-type="float">
            <text:p>1.26629533064707</text:p>
          </table:table-cell>
        </table:table-row>
        <table:table-row table:style-name="ro1">
          <table:table-cell office:value-type="float" office:value="1.25188946622579" calcext:value-type="float">
            <text:p>1.25188946622579</text:p>
          </table:table-cell>
          <table:table-cell office:value-type="float" office:value="1.26605830765584" calcext:value-type="float">
            <text:p>1.26605830765584</text:p>
          </table:table-cell>
        </table:table-row>
        <table:table-row table:style-name="ro1">
          <table:table-cell office:value-type="float" office:value="1.25944733112896" calcext:value-type="float">
            <text:p>1.25944733112896</text:p>
          </table:table-cell>
          <table:table-cell office:value-type="float" office:value="1.25432566958995" calcext:value-type="float">
            <text:p>1.25432566958995</text:p>
          </table:table-cell>
        </table:table-row>
        <table:table-row table:style-name="ro1">
          <table:table-cell office:value-type="float" office:value="1.25649504015116" calcext:value-type="float">
            <text:p>1.25649504015116</text:p>
          </table:table-cell>
          <table:table-cell office:value-type="float" office:value="1.26724342261199" calcext:value-type="float">
            <text:p>1.26724342261199</text:p>
          </table:table-cell>
        </table:table-row>
        <table:table-row table:style-name="ro1">
          <table:table-cell office:value-type="float" office:value="1.25956542276807" calcext:value-type="float">
            <text:p>1.25956542276807</text:p>
          </table:table-cell>
          <table:table-cell office:value-type="float" office:value="1.26060677885755" calcext:value-type="float">
            <text:p>1.26060677885755</text:p>
          </table:table-cell>
        </table:table-row>
        <table:table-row table:style-name="ro1">
          <table:table-cell office:value-type="float" office:value="1.25637694851205" calcext:value-type="float">
            <text:p>1.25637694851205</text:p>
          </table:table-cell>
          <table:table-cell office:value-type="float" office:value="1.26428063522162" calcext:value-type="float">
            <text:p>1.26428063522162</text:p>
          </table:table-cell>
        </table:table-row>
        <table:table-row table:style-name="ro1">
          <table:table-cell office:value-type="float" office:value="1.24421350968351" calcext:value-type="float">
            <text:p>1.24421350968351</text:p>
          </table:table-cell>
          <table:table-cell office:value-type="float" office:value="1.25918464091017" calcext:value-type="float">
            <text:p>1.25918464091017</text:p>
          </table:table-cell>
        </table:table-row>
        <table:table-row table:style-name="ro1">
          <table:table-cell office:value-type="float" office:value="1.25743977326405" calcext:value-type="float">
            <text:p>1.25743977326405</text:p>
          </table:table-cell>
          <table:table-cell office:value-type="float" office:value="1.25871059492771" calcext:value-type="float">
            <text:p>1.25871059492771</text:p>
          </table:table-cell>
        </table:table-row>
        <table:table-row table:style-name="ro1">
          <table:table-cell office:value-type="float" office:value="1.2588568729334" calcext:value-type="float">
            <text:p>1.2588568729334</text:p>
          </table:table-cell>
          <table:table-cell office:value-type="float" office:value="1.26108082484001" calcext:value-type="float">
            <text:p>1.26108082484001</text:p>
          </table:table-cell>
        </table:table-row>
        <table:table-row table:style-name="ro1">
          <table:table-cell office:value-type="float" office:value="1.25743977326405" calcext:value-type="float">
            <text:p>1.25743977326405</text:p>
          </table:table-cell>
          <table:table-cell office:value-type="float" office:value="1.26001422137947" calcext:value-type="float">
            <text:p>1.26001422137947</text:p>
          </table:table-cell>
        </table:table-row>
        <table:table-row table:style-name="ro1">
          <table:table-cell office:value-type="float" office:value="1.24692961738309" calcext:value-type="float">
            <text:p>1.24692961738309</text:p>
          </table:table-cell>
          <table:table-cell office:value-type="float" office:value="1.26665086513392" calcext:value-type="float">
            <text:p>1.26665086513392</text:p>
          </table:table-cell>
        </table:table-row>
        <table:table-row table:style-name="ro1">
          <table:table-cell office:value-type="float" office:value="1.25932923948984" calcext:value-type="float">
            <text:p>1.25932923948984</text:p>
          </table:table-cell>
          <table:table-cell office:value-type="float" office:value="1.26736193410761" calcext:value-type="float">
            <text:p>1.26736193410761</text:p>
          </table:table-cell>
        </table:table-row>
        <table:table-row table:style-name="ro1">
          <table:table-cell office:value-type="float" office:value="1.25011809163911" calcext:value-type="float">
            <text:p>1.25011809163911</text:p>
          </table:table-cell>
          <table:table-cell office:value-type="float" office:value="1.2602512443707" calcext:value-type="float">
            <text:p>1.2602512443707</text:p>
          </table:table-cell>
        </table:table-row>
        <table:table-row table:style-name="ro1">
          <table:table-cell office:value-type="float" office:value="1.25342465753425" calcext:value-type="float">
            <text:p>1.25342465753425</text:p>
          </table:table-cell>
          <table:table-cell office:value-type="float" office:value="1.26036975586632" calcext:value-type="float">
            <text:p>1.26036975586632</text:p>
          </table:table-cell>
        </table:table-row>
        <table:table-row table:style-name="ro1">
          <table:table-cell office:value-type="float" office:value="1.26039206424185" calcext:value-type="float">
            <text:p>1.26039206424185</text:p>
          </table:table-cell>
          <table:table-cell office:value-type="float" office:value="1.2665323536383" calcext:value-type="float">
            <text:p>1.2665323536383</text:p>
          </table:table-cell>
        </table:table-row>
        <table:table-row table:style-name="ro1">
          <table:table-cell office:value-type="float" office:value="1.26192725555031" calcext:value-type="float">
            <text:p>1.26192725555031</text:p>
          </table:table-cell>
          <table:table-cell office:value-type="float" office:value="1.25740696847594" calcext:value-type="float">
            <text:p>1.25740696847594</text:p>
          </table:table-cell>
        </table:table-row>
        <table:table-row table:style-name="ro1">
          <table:table-cell office:value-type="float" office:value="1.25413320736892" calcext:value-type="float">
            <text:p>1.25413320736892</text:p>
          </table:table-cell>
          <table:table-cell office:value-type="float" office:value="1.26475468120408" calcext:value-type="float">
            <text:p>1.26475468120408</text:p>
          </table:table-cell>
        </table:table-row>
        <table:table-row table:style-name="ro1">
          <table:table-cell office:value-type="float" office:value="1.2509447331129" calcext:value-type="float">
            <text:p>1.2509447331129</text:p>
          </table:table-cell>
          <table:table-cell office:value-type="float" office:value="1.26593979616023" calcext:value-type="float">
            <text:p>1.26593979616023</text:p>
          </table:table-cell>
        </table:table-row>
        <table:table-row table:style-name="ro1">
          <table:table-cell office:value-type="float" office:value="1.25342465753425" calcext:value-type="float">
            <text:p>1.25342465753425</text:p>
          </table:table-cell>
          <table:table-cell office:value-type="float" office:value="1.26629533064707" calcext:value-type="float">
            <text:p>1.26629533064707</text:p>
          </table:table-cell>
        </table:table-row>
        <table:table-row table:style-name="ro1">
          <table:table-cell office:value-type="float" office:value="1.25224374114313" calcext:value-type="float">
            <text:p>1.25224374114313</text:p>
          </table:table-cell>
          <table:table-cell office:value-type="float" office:value="1.25977719838824" calcext:value-type="float">
            <text:p>1.25977719838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4:51:17.346309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2-03T14:57:27.289985264</dc:date>
    <meta:editing-duration>PT11M6S</meta:editing-duration>
    <meta:editing-cycles>3</meta:editing-cycles>
    <meta:generator>LibreOffice/6.3.3.2.0$Linux_X86_64 LibreOffice_project/30$Build-2</meta:generator>
    <meta:document-statistic meta:table-count="1" meta:cell-count="198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result_fifo_idle.A1:result_fifo_idle.B99" chart:data-source-has-labels="row" svg:x="1.331cm" svg:y="0.18cm" svg:width="11.232cm" svg:height="7.659cm">
          <chartooo:coordinate-region svg:x="2.243cm" svg:y="0.38cm" svg:width="10.32cm" svg:height="6.668cm"/>
          <chart:axis chart:dimension="x" chart:name="primary-x" chart:style-name="ch4">
            <chart:title svg:x="6.4cm" svg:y="8.019cm" chart:style-name="ch5">
              <text:p>priority</text:p>
            </chart:title>
          </chart:axis>
          <chart:axis chart:dimension="y" chart:name="primary-y" chart:style-name="ch4">
            <chart:title svg:x="0.451cm" svg:y="6.209cm" chart:style-name="ch6">
              <text:p>ratio execution time / real time</text:p>
            </chart:title>
            <chart:grid chart:style-name="ch7" chart:class="major"/>
          </chart:axis>
          <chart:series chart:style-name="ch8" chart:values-cell-range-address="result_fifo_idle.A1:result_fifo_idle.A99" loext:label-string="sched_idle" chart:class="chart:line">
            <chart:data-point chart:repeated="99"/>
          </chart:series>
          <chart:series chart:style-name="ch9" chart:values-cell-range-address="result_fifo_idle.B1:result_fifo_idle.B99" loext:label-string="sched_oher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idle</text:p>
              </table:table-cell>
              <table:table-cell office:value-type="string">
                <text:p>sched_oh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4940954180444">
                <text:p>1.24940954180444</text:p>
                <draw:g>
                  <svg:desc>result_fifo_idle.A1:result_fifo_idle.A99</svg:desc>
                </draw:g>
              </table:table-cell>
              <table:table-cell office:value-type="float" office:value="1.26060677885755">
                <text:p>1.26060677885755</text:p>
                <draw:g>
                  <svg:desc>result_fifo_idle.B1:result_fifo_idle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90552668871">
                <text:p>1.2490552668871</text:p>
              </table:table-cell>
              <table:table-cell office:value-type="float" office:value="1.26534723868215">
                <text:p>1.26534723868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728389230043">
                <text:p>1.24728389230043</text:p>
              </table:table-cell>
              <table:table-cell office:value-type="float" office:value="1.26321403176108">
                <text:p>1.26321403176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110061407652">
                <text:p>1.26110061407652</text:p>
              </table:table-cell>
              <table:table-cell office:value-type="float" office:value="1.25954017539701">
                <text:p>1.25954017539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661313179027">
                <text:p>1.25661313179027</text:p>
              </table:table-cell>
              <table:table-cell office:value-type="float" office:value="1.2633325432567">
                <text:p>1.2633325432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838450637695">
                <text:p>1.25838450637695</text:p>
              </table:table-cell>
              <table:table-cell office:value-type="float" office:value="1.26131784783124">
                <text:p>1.26131784783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578649031649">
                <text:p>1.25578649031649</text:p>
              </table:table-cell>
              <table:table-cell office:value-type="float" office:value="1.26131784783124">
                <text:p>1.26131784783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708549834672">
                <text:p>1.25708549834672</text:p>
              </table:table-cell>
              <table:table-cell office:value-type="float" office:value="1.26108082484001">
                <text:p>1.26108082484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968351440718">
                <text:p>1.25968351440718</text:p>
              </table:table-cell>
              <table:table-cell office:value-type="float" office:value="1.2633325432567">
                <text:p>1.2633325432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5543221539915">
                <text:p>1.25543221539915</text:p>
              </table:table-cell>
              <table:table-cell office:value-type="float" office:value="1.26013273287509">
                <text:p>1.26013273287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6452527161077">
                <text:p>1.26452527161077</text:p>
              </table:table-cell>
              <table:table-cell office:value-type="float" office:value="1.26546575017777">
                <text:p>1.26546575017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6074633915919">
                <text:p>1.26074633915919</text:p>
              </table:table-cell>
              <table:table-cell office:value-type="float" office:value="1.26191040530932">
                <text:p>1.26191040530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5330656589513">
                <text:p>1.25330656589513</text:p>
              </table:table-cell>
              <table:table-cell office:value-type="float" office:value="1.26001422137947">
                <text:p>1.26001422137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49598488427">
                <text:p>1.2549598488427</text:p>
              </table:table-cell>
              <table:table-cell office:value-type="float" office:value="1.26605830765584">
                <text:p>1.26605830765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5165328294757">
                <text:p>1.25165328294757</text:p>
              </table:table-cell>
              <table:table-cell office:value-type="float" office:value="1.26297700876985">
                <text:p>1.26297700876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177137458668">
                <text:p>1.25177137458668</text:p>
              </table:table-cell>
              <table:table-cell office:value-type="float" office:value="1.26404361223039">
                <text:p>1.26404361223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322626358054">
                <text:p>1.26322626358054</text:p>
              </table:table-cell>
              <table:table-cell office:value-type="float" office:value="1.26273998577862">
                <text:p>1.26273998577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366084081247">
                <text:p>1.25366084081247</text:p>
              </table:table-cell>
              <table:table-cell office:value-type="float" office:value="1.26321403176108">
                <text:p>1.26321403176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299008030231">
                <text:p>1.26299008030231</text:p>
              </table:table-cell>
              <table:table-cell office:value-type="float" office:value="1.26724342261199">
                <text:p>1.26724342261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6358053849787">
                <text:p>1.26358053849787</text:p>
              </table:table-cell>
              <table:table-cell office:value-type="float" office:value="1.26558426167338">
                <text:p>1.26558426167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932923948984">
                <text:p>1.25932923948984</text:p>
              </table:table-cell>
              <table:table-cell office:value-type="float" office:value="1.25716994548471">
                <text:p>1.25716994548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673122342938">
                <text:p>1.25673122342938</text:p>
              </table:table-cell>
              <table:table-cell office:value-type="float" office:value="1.25965868689263">
                <text:p>1.25965868689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5956542276807">
                <text:p>1.25956542276807</text:p>
              </table:table-cell>
              <table:table-cell office:value-type="float" office:value="1.26700639962076">
                <text:p>1.26700639962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559045819556">
                <text:p>1.2559045819556</text:p>
              </table:table-cell>
              <table:table-cell office:value-type="float" office:value="1.26582128466461">
                <text:p>1.265821284664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5106282475201">
                <text:p>1.25106282475201</text:p>
              </table:table-cell>
              <table:table-cell office:value-type="float" office:value="1.26001422137947">
                <text:p>1.260014221379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555030703826">
                <text:p>1.25555030703826</text:p>
              </table:table-cell>
              <table:table-cell office:value-type="float" office:value="1.26511021569092">
                <text:p>1.265110215690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6027397260274">
                <text:p>1.26027397260274</text:p>
              </table:table-cell>
              <table:table-cell office:value-type="float" office:value="1.26108082484001">
                <text:p>1.26108082484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5661313179027">
                <text:p>1.25661313179027</text:p>
              </table:table-cell>
              <table:table-cell office:value-type="float" office:value="1.25479971557241">
                <text:p>1.25479971557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5401511572981">
                <text:p>1.25401511572981</text:p>
              </table:table-cell>
              <table:table-cell office:value-type="float" office:value="1.2578810144584">
                <text:p>1.2578810144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6015588096363">
                <text:p>1.26015588096363</text:p>
              </table:table-cell>
              <table:table-cell office:value-type="float" office:value="1.26439914671723">
                <text:p>1.26439914671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559045819556">
                <text:p>1.2559045819556</text:p>
              </table:table-cell>
              <table:table-cell office:value-type="float" office:value="1.26214742830055">
                <text:p>1.26214742830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5247992442135">
                <text:p>1.25247992442135</text:p>
              </table:table-cell>
              <table:table-cell office:value-type="float" office:value="1.26356956624793">
                <text:p>1.263569566247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6275389702409">
                <text:p>1.26275389702409</text:p>
              </table:table-cell>
              <table:table-cell office:value-type="float" office:value="1.26143635932685">
                <text:p>1.261436359326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5330656589513">
                <text:p>1.25330656589513</text:p>
              </table:table-cell>
              <table:table-cell office:value-type="float" office:value="1.26665086513392">
                <text:p>1.26665086513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5224374114313">
                <text:p>1.25224374114313</text:p>
              </table:table-cell>
              <table:table-cell office:value-type="float" office:value="1.26641384214269">
                <text:p>1.266413842142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608644307983">
                <text:p>1.2608644307983</text:p>
              </table:table-cell>
              <table:table-cell office:value-type="float" office:value="1.26250296278739">
                <text:p>1.26250296278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5673122342938">
                <text:p>1.25673122342938</text:p>
              </table:table-cell>
              <table:table-cell office:value-type="float" office:value="1.26700639962076">
                <text:p>1.26700639962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5625885687293">
                <text:p>1.25625885687293</text:p>
              </table:table-cell>
              <table:table-cell office:value-type="float" office:value="1.25989570988386">
                <text:p>1.259895709883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6110061407652">
                <text:p>1.26110061407652</text:p>
              </table:table-cell>
              <table:table-cell office:value-type="float" office:value="1.25716994548471">
                <text:p>1.25716994548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6039206424185">
                <text:p>1.26039206424185</text:p>
              </table:table-cell>
              <table:table-cell office:value-type="float" office:value="1.25562929604172">
                <text:p>1.25562929604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6039206424185">
                <text:p>1.26039206424185</text:p>
              </table:table-cell>
              <table:table-cell office:value-type="float" office:value="1.26013273287509">
                <text:p>1.260132732875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283419933869">
                <text:p>1.25283419933869</text:p>
              </table:table-cell>
              <table:table-cell office:value-type="float" office:value="1.2633325432567">
                <text:p>1.26333254325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5224374114313">
                <text:p>1.25224374114313</text:p>
              </table:table-cell>
              <table:table-cell office:value-type="float" office:value="1.2633325432567">
                <text:p>1.26333254325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5177137458668">
                <text:p>1.25177137458668</text:p>
              </table:table-cell>
              <table:table-cell office:value-type="float" office:value="1.25882910642332">
                <text:p>1.25882910642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6216343882853">
                <text:p>1.26216343882853</text:p>
              </table:table-cell>
              <table:table-cell office:value-type="float" office:value="1.2617918938137">
                <text:p>1.26179189381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559045819556">
                <text:p>1.2559045819556</text:p>
              </table:table-cell>
              <table:table-cell office:value-type="float" office:value="1.25847357193648">
                <text:p>1.25847357193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6145488899386">
                <text:p>1.26145488899386</text:p>
              </table:table-cell>
              <table:table-cell office:value-type="float" office:value="1.26534723868215">
                <text:p>1.26534723868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5732168162494">
                <text:p>1.25732168162494</text:p>
              </table:table-cell>
              <table:table-cell office:value-type="float" office:value="1.25977719838824">
                <text:p>1.259777198388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5519603212093">
                <text:p>1.25519603212093</text:p>
              </table:table-cell>
              <table:table-cell office:value-type="float" office:value="1.26048826736193">
                <text:p>1.260488267361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011809163911">
                <text:p>1.25011809163911</text:p>
              </table:table-cell>
              <table:table-cell office:value-type="float" office:value="1.2594216639014">
                <text:p>1.2594216639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023618327822">
                <text:p>1.25023618327822</text:p>
              </table:table-cell>
              <table:table-cell office:value-type="float" office:value="1.26558426167338">
                <text:p>1.265584261673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5247992442135">
                <text:p>1.25247992442135</text:p>
              </table:table-cell>
              <table:table-cell office:value-type="float" office:value="1.26629533064707">
                <text:p>1.266295330647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5649504015116">
                <text:p>1.25649504015116</text:p>
              </table:table-cell>
              <table:table-cell office:value-type="float" office:value="1.26582128466461">
                <text:p>1.26582128466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5507794048181">
                <text:p>1.25507794048181</text:p>
              </table:table-cell>
              <table:table-cell office:value-type="float" office:value="1.26451765821285">
                <text:p>1.264517658212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5484175720359">
                <text:p>1.25484175720359</text:p>
              </table:table-cell>
              <table:table-cell office:value-type="float" office:value="1.26534723868215">
                <text:p>1.26534723868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5732168162494">
                <text:p>1.25732168162494</text:p>
              </table:table-cell>
              <table:table-cell office:value-type="float" office:value="1.26605830765584">
                <text:p>1.26605830765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6121870571564">
                <text:p>1.26121870571564</text:p>
              </table:table-cell>
              <table:table-cell office:value-type="float" office:value="1.26191040530932">
                <text:p>1.26191040530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7546055739254">
                <text:p>1.07546055739254</text:p>
              </table:table-cell>
              <table:table-cell office:value-type="float" office:value="1.26629533064707">
                <text:p>1.26629533064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470477090222">
                <text:p>1.2470477090222</text:p>
              </table:table-cell>
              <table:table-cell office:value-type="float" office:value="1.26202891680493">
                <text:p>1.262028916804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5932923948984">
                <text:p>1.25932923948984</text:p>
              </table:table-cell>
              <table:table-cell office:value-type="float" office:value="1.25835506044086">
                <text:p>1.258355060440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239962210675">
                <text:p>1.26239962210675</text:p>
              </table:table-cell>
              <table:table-cell office:value-type="float" office:value="1.26665086513392">
                <text:p>1.26665086513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5460557392537">
                <text:p>1.25460557392537</text:p>
              </table:table-cell>
              <table:table-cell office:value-type="float" office:value="1.2570514339891">
                <text:p>1.2570514339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6251771374587">
                <text:p>1.26251771374587</text:p>
              </table:table-cell>
              <table:table-cell office:value-type="float" office:value="1.26748044560322">
                <text:p>1.26748044560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559045819556">
                <text:p>1.2559045819556</text:p>
              </table:table-cell>
              <table:table-cell office:value-type="float" office:value="1.26214742830055">
                <text:p>1.26214742830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7716107699575">
                <text:p>1.27716107699575</text:p>
              </table:table-cell>
              <table:table-cell office:value-type="float" office:value="1.25954017539701">
                <text:p>1.259540175397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5909305621162">
                <text:p>1.25909305621162</text:p>
              </table:table-cell>
              <table:table-cell office:value-type="float" office:value="1.24484474994074">
                <text:p>1.24484474994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5224374114313">
                <text:p>1.25224374114313</text:p>
              </table:table-cell>
              <table:table-cell office:value-type="float" office:value="1.25882910642332">
                <text:p>1.25882910642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5484175720359">
                <text:p>1.25484175720359</text:p>
              </table:table-cell>
              <table:table-cell office:value-type="float" office:value="1.25574780753733">
                <text:p>1.255747807537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6358053849787">
                <text:p>1.26358053849787</text:p>
              </table:table-cell>
              <table:table-cell office:value-type="float" office:value="1.26795449158568">
                <text:p>1.267954491585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5980160604629">
                <text:p>1.25980160604629</text:p>
              </table:table-cell>
              <table:table-cell office:value-type="float" office:value="1.26724342261199">
                <text:p>1.26724342261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7477562588569">
                <text:p>1.17477562588569</text:p>
              </table:table-cell>
              <table:table-cell office:value-type="float" office:value="1.26546575017777">
                <text:p>1.265465750177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4657534246575">
                <text:p>1.24657534246575</text:p>
              </table:table-cell>
              <table:table-cell office:value-type="float" office:value="1.26202891680493">
                <text:p>1.26202891680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5980160604629">
                <text:p>1.25980160604629</text:p>
              </table:table-cell>
              <table:table-cell office:value-type="float" office:value="1.26356956624793">
                <text:p>1.26356956624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5909305621162">
                <text:p>1.25909305621162</text:p>
              </table:table-cell>
              <table:table-cell office:value-type="float" office:value="1.12550367385636">
                <text:p>1.125503673856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5614076523382">
                <text:p>1.25614076523382</text:p>
              </table:table-cell>
              <table:table-cell office:value-type="float" office:value="1.25977719838824">
                <text:p>1.25977719838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5684931506849">
                <text:p>1.25684931506849</text:p>
              </table:table-cell>
              <table:table-cell office:value-type="float" office:value="1.26060677885755">
                <text:p>1.26060677885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5519603212093">
                <text:p>1.25519603212093</text:p>
              </table:table-cell>
              <table:table-cell office:value-type="float" office:value="1.26688788812515">
                <text:p>1.266887888125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4834671705243">
                <text:p>1.24834671705243</text:p>
              </table:table-cell>
              <table:table-cell office:value-type="float" office:value="1.26605830765584">
                <text:p>1.26605830765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6015588096363">
                <text:p>1.26015588096363</text:p>
              </table:table-cell>
              <table:table-cell office:value-type="float" office:value="1.26048826736193">
                <text:p>1.260488267361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3429381199811">
                <text:p>1.23429381199811</text:p>
              </table:table-cell>
              <table:table-cell office:value-type="float" office:value="1.26629533064707">
                <text:p>1.266295330647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5188946622579">
                <text:p>1.25188946622579</text:p>
              </table:table-cell>
              <table:table-cell office:value-type="float" office:value="1.26605830765584">
                <text:p>1.266058307655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944733112896">
                <text:p>1.25944733112896</text:p>
              </table:table-cell>
              <table:table-cell office:value-type="float" office:value="1.25432566958995">
                <text:p>1.25432566958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5649504015116">
                <text:p>1.25649504015116</text:p>
              </table:table-cell>
              <table:table-cell office:value-type="float" office:value="1.26724342261199">
                <text:p>1.267243422611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5956542276807">
                <text:p>1.25956542276807</text:p>
              </table:table-cell>
              <table:table-cell office:value-type="float" office:value="1.26060677885755">
                <text:p>1.260606778857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5637694851205">
                <text:p>1.25637694851205</text:p>
              </table:table-cell>
              <table:table-cell office:value-type="float" office:value="1.26428063522162">
                <text:p>1.26428063522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4421350968351">
                <text:p>1.24421350968351</text:p>
              </table:table-cell>
              <table:table-cell office:value-type="float" office:value="1.25918464091017">
                <text:p>1.25918464091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5743977326405">
                <text:p>1.25743977326405</text:p>
              </table:table-cell>
              <table:table-cell office:value-type="float" office:value="1.25871059492771">
                <text:p>1.25871059492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588568729334">
                <text:p>1.2588568729334</text:p>
              </table:table-cell>
              <table:table-cell office:value-type="float" office:value="1.26108082484001">
                <text:p>1.26108082484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5743977326405">
                <text:p>1.25743977326405</text:p>
              </table:table-cell>
              <table:table-cell office:value-type="float" office:value="1.26001422137947">
                <text:p>1.260014221379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692961738309">
                <text:p>1.24692961738309</text:p>
              </table:table-cell>
              <table:table-cell office:value-type="float" office:value="1.26665086513392">
                <text:p>1.266650865133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5932923948984">
                <text:p>1.25932923948984</text:p>
              </table:table-cell>
              <table:table-cell office:value-type="float" office:value="1.26736193410761">
                <text:p>1.267361934107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5011809163911">
                <text:p>1.25011809163911</text:p>
              </table:table-cell>
              <table:table-cell office:value-type="float" office:value="1.2602512443707">
                <text:p>1.26025124437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5342465753425">
                <text:p>1.25342465753425</text:p>
              </table:table-cell>
              <table:table-cell office:value-type="float" office:value="1.26036975586632">
                <text:p>1.260369755866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6039206424185">
                <text:p>1.26039206424185</text:p>
              </table:table-cell>
              <table:table-cell office:value-type="float" office:value="1.2665323536383">
                <text:p>1.26653235363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6192725555031">
                <text:p>1.26192725555031</text:p>
              </table:table-cell>
              <table:table-cell office:value-type="float" office:value="1.25740696847594">
                <text:p>1.257406968475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5413320736892">
                <text:p>1.25413320736892</text:p>
              </table:table-cell>
              <table:table-cell office:value-type="float" office:value="1.26475468120408">
                <text:p>1.26475468120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509447331129">
                <text:p>1.2509447331129</text:p>
              </table:table-cell>
              <table:table-cell office:value-type="float" office:value="1.26593979616023">
                <text:p>1.265939796160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5342465753425">
                <text:p>1.25342465753425</text:p>
              </table:table-cell>
              <table:table-cell office:value-type="float" office:value="1.26629533064707">
                <text:p>1.266295330647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5224374114313">
                <text:p>1.25224374114313</text:p>
              </table:table-cell>
              <table:table-cell office:value-type="float" office:value="1.25977719838824">
                <text:p>1.25977719838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